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c562" officeooo:paragraph-rsid="0001c562"/>
    </style:style>
    <style:style style:name="P2" style:family="paragraph" style:parent-style-name="Standard">
      <style:text-properties officeooo:rsid="0001c562" officeooo:paragraph-rsid="0001c562" fo:background-color="#000000"/>
    </style:style>
    <style:style style:name="P3" style:family="paragraph" style:parent-style-name="Standard">
      <style:text-properties officeooo:rsid="0002655a" officeooo:paragraph-rsid="0002655a"/>
    </style:style>
    <style:style style:name="P4" style:family="paragraph" style:parent-style-name="Standard">
      <style:text-properties officeooo:rsid="0005c440" officeooo:paragraph-rsid="0005c440"/>
    </style:style>
    <style:style style:name="P5" style:family="paragraph" style:parent-style-name="Standard">
      <style:text-properties officeooo:rsid="0005c440" officeooo:paragraph-rsid="0005c440" fo:background-color="#00cc33"/>
    </style:style>
    <style:style style:name="P6" style:family="paragraph" style:parent-style-name="Standard">
      <style:text-properties officeooo:rsid="0005c440" officeooo:paragraph-rsid="0005c440" fo:background-color="#ffffff"/>
    </style:style>
    <style:style style:name="P7" style:family="paragraph" style:parent-style-name="Standard">
      <style:text-properties officeooo:rsid="0007eda7" officeooo:paragraph-rsid="0007eda7" fo:background-color="#ffffff"/>
    </style:style>
    <style:style style:name="P8" style:family="paragraph" style:parent-style-name="Standard">
      <style:text-properties officeooo:rsid="000a8569" officeooo:paragraph-rsid="000a8569" fo:background-color="#ffffff"/>
    </style:style>
    <style:style style:name="P9" style:family="paragraph" style:parent-style-name="Standard">
      <style:text-properties officeooo:rsid="000c962a" officeooo:paragraph-rsid="000c962a" fo:background-color="#ffffff"/>
    </style:style>
    <style:style style:name="P10" style:family="paragraph" style:parent-style-name="Standard">
      <style:text-properties officeooo:rsid="000e5ac2" officeooo:paragraph-rsid="000e5ac2" fo:background-color="#ffffff"/>
    </style:style>
    <style:style style:name="P11" style:family="paragraph" style:parent-style-name="Standard">
      <style:text-properties officeooo:rsid="0007eda7" officeooo:paragraph-rsid="0007eda7"/>
    </style:style>
    <style:style style:name="P12" style:family="paragraph" style:parent-style-name="Standard">
      <style:text-properties officeooo:rsid="0007eda7" officeooo:paragraph-rsid="0007eda7" fo:background-color="#6666ff"/>
    </style:style>
    <style:style style:name="P13" style:family="paragraph" style:parent-style-name="Standard">
      <style:text-properties officeooo:rsid="000a8569" officeooo:paragraph-rsid="000a8569" fo:background-color="#cc9900"/>
    </style:style>
    <style:style style:name="P14" style:family="paragraph" style:parent-style-name="Standard">
      <style:text-properties officeooo:rsid="000b1639" officeooo:paragraph-rsid="000b1639"/>
    </style:style>
    <style:style style:name="P15" style:family="paragraph" style:parent-style-name="Standard">
      <style:text-properties officeooo:rsid="000c962a" officeooo:paragraph-rsid="000c962a" fo:background-color="#ff3300"/>
    </style:style>
    <style:style style:name="P16" style:family="paragraph" style:parent-style-name="Standard">
      <style:text-properties officeooo:rsid="000e5ac2" officeooo:paragraph-rsid="000e5ac2"/>
    </style:style>
    <style:style style:name="P17" style:family="paragraph" style:parent-style-name="Standard">
      <style:text-properties officeooo:rsid="000ef7c4" officeooo:paragraph-rsid="000ef7c4" fo:background-color="#990066"/>
    </style:style>
    <style:style style:name="P18" style:family="paragraph" style:parent-style-name="Standard">
      <style:text-properties officeooo:rsid="000ef7c4" officeooo:paragraph-rsid="000ef7c4" fo:background-color="#ffffff"/>
    </style:style>
    <style:style style:name="P19" style:family="paragraph">
      <style:paragraph-properties fo:text-align="center"/>
    </style:style>
    <style:style style:name="T1" style:family="text">
      <style:text-properties officeooo:rsid="0002655a"/>
    </style:style>
    <style:style style:name="T2" style:family="text">
      <style:text-properties fo:background-color="#00cc33" loext:char-shading-value="0"/>
    </style:style>
    <style:style style:name="T3" style:family="text">
      <style:text-properties officeooo:rsid="0006e564"/>
    </style:style>
    <style:style style:name="T4" style:family="text">
      <style:text-properties officeooo:rsid="000c962a"/>
    </style:style>
    <style:style style:name="T5" style:family="text">
      <style:text-properties fo:background-color="#9900ff" loext:char-shading-value="0"/>
    </style:style>
    <style:style style:name="T6" style:family="text">
      <style:text-properties fo:background-color="#0000ff" loext:char-shading-value="0"/>
    </style:style>
    <style:style style:name="T7" style:family="text">
      <style:text-properties fo:background-color="#66ff99" loext:char-shading-value="0"/>
    </style:style>
    <style:style style:name="T8" style:family="text">
      <style:text-properties fo:background-color="#801900" loext:char-shading-value="0"/>
    </style:style>
    <style:style style:name="T9" style:family="text">
      <style:text-properties fo:background-color="#ff00cc" loext:char-shading-value="0"/>
    </style:style>
    <style:style style:name="T10" style:family="text">
      <style:text-properties fo:background-color="#ffffff" loext:char-shading-value="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 RAPORU</text:p>
      <text:p text:style-name="P1">Büşra ARSLAN</text:p>
      <text:p text:style-name="P1">131044021</text:p>
      <text:p text:style-name="P1"/>
      <text:p text:style-name="P1"/>
      <text:p text:style-name="P1">IntegralGen <text:s/>&lt;resolution&gt; &lt;max_of clients&gt;</text:p>
      <text:p text:style-name="P1">Client <text:s/>&lt;fileName_1&gt; <text:s/>&lt; fileName_2 &gt; <text:s/>&lt;time_interval&gt; &lt;operation&gt;</text:p>
      <text:p text:style-name="P1"/>
      <text:p text:style-name="P1">Argüman Girişi <text:span text:style-name="T1">&gt;&gt;&gt;&gt;</text:span>&gt;&gt;&gt;&gt;&gt;&gt; <text:s/>Önlerine “-” işareti almadan çalışıyor. <text:s/></text:p>
      <text:p text:style-name="P1"/>
      <text:p text:style-name="P1">.txt dosyalarinin isim girişi &gt;&gt;&gt;&gt;&gt;&gt;&gt; Seçilen iki dosya ismi icin kontrol yapildi.</text:p>
      <text:p text:style-name="P1">Kontrolde argüman ismi olarak girilen dosya isimleri;</text:p>
      <text:p text:style-name="P1">Örneğin ; f1 yada f1.txt <text:s/>şeklinde girildiginde her türlü kendi adini .txt ye çeviriyor.</text:p>
      <text:p text:style-name="P1"><draw:line text:anchor-type="paragraph" draw:z-index="3" draw:style-name="gr2" draw:text-style-name="P19" svg:x1="1.6028in" svg:y1="1.711in" svg:x2="5.3945in" svg:y2="1.711in"><text:p/></draw:line><draw:line text:anchor-type="paragraph" draw:z-index="2" draw:style-name="gr2" draw:text-style-name="P19" svg:x1="1.5299in" svg:y1="1.3465in" svg:x2="5.3945in" svg:y2="1.3362in"><text:p/></draw:line><draw:rect text:anchor-type="paragraph" draw:z-index="1" draw:style-name="gr1" draw:text-style-name="P19" svg:width="1.4587in" svg:height="1.1358in" svg:x="5.3945in" svg:y="0.9508in"><text:p text:style-name="P19">Client</text:p></draw:rect><draw:rect text:anchor-type="paragraph" draw:z-index="0" draw:style-name="gr1" draw:text-style-name="P19" svg:width="1.3441in" svg:height="1.1252in" svg:x="0.2591in" svg:y="0.9819in"><text:p text:style-name="P19">IntegralGe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ntegralGen – Client Arasındaki Bağlantım</text:p>
      <text:p text:style-name="P3"/>
      <text:p text:style-name="P3">6 tane olan f1.txt den f6.txt 'ye kadar olan dosyalarimi açma ve okuma işini IntegralGen'de yaptim.</text:p>
      <text:p text:style-name="P3">Çünkü Client'a her bağlandığında tekrar dosya açma ve okuma işlemlerini yapması gereksiz bir işlemdir.</text:p>
      <text:p text:style-name="P3"/>
      <text:p text:style-name="P14"><text:span text:style-name="T6">Ana FIFO</text:span> “connection” sayeside Client ile IntegralGen birbirleri ile haberleşebiliyorlar. </text:p>
      <text:p text:style-name="P14">IntegralGen'de ilk read sonra write modu devreye giriyor.</text:p>
      <text:p text:style-name="P14">Client'da ise bağlantı durumlarından dolayı ilk write sonra read modu devreye giriyor.</text:p>
      <text:p text:style-name="P14"/>
      <text:p text:style-name="P14">IntegralGen aldığı dosya isimlerini kendi parantezler yardımıyla işlem önceliğine dikkat ederek iki dosyadaki stringi başka vbir stringde birleştiriyor.İki string arasına operation stringini ekleyerek.</text:p>
      <text:p text:style-name="P14">Sonra da matheval.h kütüphanesinin stringi fonksiyona dönüştüren evaluate_create() fonksiyonu ile fonksiyon haline dönüştürüyor.</text:p>
      <text:p text:style-name="P14"/>
      <text:p text:style-name="P14">Dönüştürülen bu fonksiyonun trapez(yamuk) 'a göre integral alan fonksiyonu ile bu ifadenin integrali alınmış oluyor.</text:p>
      <text:p text:style-name="P14"/>
      <text:p text:style-name="P14">Bu da write modunda IntegralGen'den Clienta gönderiliyor.<text:span text:style-name="T4">Ekrana basiliyor.</text:span></text:p>
      <text:p text:style-name="P14"/>
      <text:p text:style-name="P16">Server bir sürü Client ile bağlantı kurması için <text:span text:style-name="T9">fork() </text:span><text:span text:style-name="T10">yapildi. Pid()==0 olduğu durumda</text:span></text:p>
      <text:p text:style-name="P10">her Clientini child gibi çalıştırıyor şeklinde düşündüm.</text:p>
      <text:p text:style-name="P15"><text:soft-page-break/>&gt;&gt;&gt;&gt;Signal fonksiyonlarım mevcut. <text:s/><text:span text:style-name="T5">CTRL-C</text:span></text:p>
      <text:p text:style-name="P9">CTRL-C gördüğünde;</text:p>
      <text:p text:style-name="P9">Client&gt;&gt; kendini verilen bellii sleep() süresi içerisinde öldürüyor ve çıkıyor.</text:p>
      <text:p text:style-name="P9">IntegralGen&gt;&gt; tüm Clientla ölmüş ise ölüyor. </text:p>
      <text:p text:style-name="P9">!!!!Eğer IntegralGen ölmüş ise program yani Clientlarda çalışmaz.</text:p>
      <text:p text:style-name="P14"/>
      <text:p text:style-name="P14"/>
      <text:p text:style-name="P14"><text:span text:style-name="T7">Client_pid leri iiçin ana “connection” FIFO </text:span>su haricinde fifo açıp okudum. Böylelikle her baglanan clientin pidsi ile birçok clienta integral sonucunu gönderebildim. Her client kendi pidsi ile kendini IntegralGen'e tanıtmış oluyor. Ve IntegralGen de dogru Clienta cevabı göndermiş oluyor.</text:p>
      <text:p text:style-name="P14"/>
      <text:p text:style-name="P16">max_of_clients'ı bulmak için clientin kac kere bağlantı yaptığını bilmemiz için <text:span text:style-name="T8">PIPE</text:span> yaptım.</text:p>
      <text:p text:style-name="P16"/>
      <text:p text:style-name="P16"/>
      <text:p text:style-name="P17">.log Dosyasi</text:p>
      <text:p text:style-name="P18">IntegralGen ve Client dosyalarim ayri şekilde klasörümde.</text:p>
      <text:p text:style-name="P3"/>
      <text:p text:style-name="P3"/>
      <text:p text:style-name="P4"><text:span text:style-name="T2">Client Kütüphaneleri <text:s text:c="4"/></text:span><text:s text:c="4"/></text:p>
      <text:p text:style-name="P4">#include &lt;stdio.h&gt; </text:p>
      <text:p text:style-name="P4">#include &lt;sys/wait.h&gt; </text:p>
      <text:p text:style-name="P4">#include &lt;stdlib.h&gt; </text:p>
      <text:p text:style-name="P4">#include &lt;dirent.h&gt; </text:p>
      <text:p text:style-name="P4">#include &lt;string.h&gt; </text:p>
      <text:p text:style-name="P4">#include &lt;sys/stat.h&gt; </text:p>
      <text:p text:style-name="P4">#include &lt;unistd.h&gt; </text:p>
      <text:p text:style-name="P4">#include &lt;fcntl.h&gt; </text:p>
      <text:p text:style-name="P4">#include &lt;sys/types.h&gt; </text:p>
      <text:p text:style-name="P4">#include &lt;signal.h&gt; </text:p>
      <text:p text:style-name="P4">#include&lt;math.h&gt;</text:p>
      <text:p text:style-name="P4"/>
      <text:p text:style-name="P4"/>
      <text:p text:style-name="P4"/>
      <text:p text:style-name="P5">IntegralGen Kütüphaneleri</text:p>
      <text:p text:style-name="P6">#include &lt;stdio.h&gt; </text:p>
      <text:p text:style-name="P6">#include &lt;sys/wait.h&gt; </text:p>
      <text:p text:style-name="P6">#include &lt;stdlib.h&gt; </text:p>
      <text:p text:style-name="P6">#include &lt;dirent.h&gt; </text:p>
      <text:p text:style-name="P6">#include &lt;string.h&gt; </text:p>
      <text:p text:style-name="P6">#include &lt;sys/stat.h&gt; </text:p>
      <text:p text:style-name="P6">#include &lt;unistd.h&gt; </text:p>
      <text:p text:style-name="P6">#include &lt;fcntl.h&gt; </text:p>
      <text:p text:style-name="P6">#include &lt;time.h&gt; </text:p>
      <text:p text:style-name="P6">#include &lt;sys/types.h&gt; </text:p>
      <text:p text:style-name="P6">#include &lt;signal.h&gt; </text:p>
      <text:p text:style-name="P6">#include &lt;math.h&gt; </text:p>
      <text:p text:style-name="P6">#include &lt;matheval.h&gt; <text:s text:c="3"/>&gt;&gt;&gt;&gt; <text:s/>stringi fonksiyona çeviren kütüphane , <text:span text:style-name="T3">integral alma icin kullanildi.</text:span></text:p>
      <text:p text:style-name="P3"/>
      <text:p text:style-name="P3"/>
      <text:p text:style-name="P12"><text:soft-page-break/>Client Fonksiyonları</text:p>
      <text:p text:style-name="P12"/>
      <text:p text:style-name="P11">//function prototype //</text:p>
      <text:p text:style-name="P11">void signal_callback_handler(int signum); </text:p>
      <text:p text:style-name="P11"/>
      <text:p text:style-name="P11"/>
      <text:p text:style-name="P12">IntegralGen Fonksiyonları</text:p>
      <text:p text:style-name="P12"/>
      <text:p text:style-name="P11">//function prototype////////// </text:p>
      <text:p text:style-name="P11">void signal_callback_handler(int signum); </text:p>
      <text:p text:style-name="P7">double trapezoidals_int(void *f, double xmin, double xmax); </text:p>
      <text:p text:style-name="P7">int stringMaxSizeBulma(int size1,int size2,int size3,int size4,int size5,int size6); </text:p>
      <text:p text:style-name="P7"/>
      <text:p text:style-name="P13">Bağlantı sağlandığı için ortak Structlar</text:p>
      <text:p text:style-name="P8">struct Client{ </text:p>
      <text:p text:style-name="P8"/>
      <text:p text:style-name="P8"><text:s text:c="4"/>char fi[1024],fj[1024]; </text:p>
      <text:p text:style-name="P8"><text:s text:c="4"/>double time_interval; </text:p>
      <text:p text:style-name="P8"><text:s text:c="4"/>char operation[4]; </text:p>
      <text:p text:style-name="P8"><text:s text:c="4"/>pid_t child_pid; </text:p>
      <text:p text:style-name="P8"><text:s text:c="4"/>double t0; <text:s text:c="3"/>//clienta ilk baglandigi an </text:p>
      <text:p text:style-name="P8"><text:s text:c="3"/></text:p>
      <text:p text:style-name="P8">} Cli; </text:p>
      <text:p text:style-name="P8"><text:s text:c="4"/></text:p>
      <text:p text:style-name="P8"><text:s text:c="4"/></text:p>
      <text:p text:style-name="P8">struct integralGen{ </text:p>
      <text:p text:style-name="P8"/>
      <text:p text:style-name="P8"><text:s text:c="5"/>double resolution; </text:p>
      <text:p text:style-name="P8"><text:s text:c="5"/>int max_of_clients; </text:p>
      <text:p text:style-name="P8"><text:s text:c="5"/>double toplam_integral; </text:p>
      <text:p text:style-name="P8">}integral; </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20:02:07.004183210</meta:creation-date>
    <dc:date>2016-04-22T22:39:33.670149953</dc:date>
    <meta:editing-duration>PT1H6M33S</meta:editing-duration>
    <meta:editing-cycles>9</meta:editing-cycles>
    <meta:generator>LibreOffice/4.2.8.2$Linux_X86_64 LibreOffice_project/420m0$Build-2</meta:generator>
    <meta:document-statistic meta:table-count="0" meta:image-count="0" meta:object-count="0" meta:page-count="3" meta:paragraph-count="81" meta:word-count="413" meta:character-count="3537" meta:non-whitespace-character-count="3087"/>
  </office:meta>
</office:document-meta>
</file>